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center" style:page-number="1"/>
      <style:text-properties style:font-name="Cambria" fo:font-weight="bold" style:font-weight-asian="bold" style:font-weight-complex="bold" fo:color="#23B8DC" fo:font-size="13pt" style:font-size-asian="13pt" style:font-size-complex="13pt"/>
    </style:style>
    <style:style style:name="P2" style:parent-style-name="Normal" style:family="paragraph">
      <style:paragraph-properties fo:line-height="200%"/>
      <style:text-properties style:font-name="Calibri" style:font-name-complex="Calibri"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n" fo:country="GB"/>
    </style:style>
    <style:style style:name="P3" style:parent-style-name="Normal" style:family="paragraph">
      <style:paragraph-properties fo:line-height="200%"/>
      <style:text-properties style:font-name="Calibri" style:font-name-complex="Calibri" fo:font-style="italic" style:font-style-asian="italic" fo:font-size="12pt" style:font-size-asian="12pt" style:font-size-complex="12pt"/>
    </style:style>
    <style:style style:name="P4" style:parent-style-name="Normal" style:family="paragraph">
      <style:paragraph-properties fo:line-height="200%"/>
    </style:style>
    <style:style style:name="T5" style:parent-style-name="DefaultParagraphFont" style:family="text">
      <style:text-properties style:font-name="Calibri" style:font-name-complex="Calibri" fo:font-weight="bold" style:font-weight-asian="bold" fo:font-size="12pt" style:font-size-asian="12pt" style:font-size-complex="12pt"/>
    </style:style>
    <style:style style:name="T6" style:parent-style-name="DefaultParagraphFont" style:family="text">
      <style:text-properties style:font-name="Calibri" style:font-name-complex="Calibri" fo:font-size="12pt" style:font-size-asian="12pt" style:font-size-complex="12pt"/>
    </style:style>
    <style:style style:name="T7" style:parent-style-name="DefaultParagraphFont" style:family="text">
      <style:text-properties style:font-name="Calibri" style:font-name-complex="Calibri" fo:font-size="12pt" style:font-size-asian="12pt" style:font-size-complex="12pt"/>
    </style:style>
    <style:style style:name="P8" style:parent-style-name="Normal" style:family="paragraph">
      <style:paragraph-properties fo:line-height="200%"/>
    </style:style>
    <style:style style:name="T9" style:parent-style-name="DefaultParagraphFont" style:family="text">
      <style:text-properties style:font-name="Calibri" style:font-name-complex="Calibri" fo:font-weight="bold" style:font-weight-asian="bold" fo:font-size="12pt" style:font-size-asian="12pt" style:font-size-complex="12pt"/>
    </style:style>
    <style:style style:name="T10" style:parent-style-name="DefaultParagraphFont" style:family="text">
      <style:text-properties style:font-name="Calibri" style:font-name-complex="Calibri" fo:font-size="12pt" style:font-size-asian="12pt" style:font-size-complex="12pt"/>
    </style:style>
    <style:style style:name="P11" style:parent-style-name="Normal" style:family="paragraph">
      <style:paragraph-properties fo:line-height="200%"/>
    </style:style>
    <style:style style:name="T12" style:parent-style-name="DefaultParagraphFont" style:family="text">
      <style:text-properties style:font-name="Calibri" style:font-name-complex="Calibri" fo:font-weight="bold" style:font-weight-asian="bold" fo:font-size="12pt" style:font-size-asian="12pt" style:font-size-complex="12pt"/>
    </style:style>
    <style:style style:name="T13" style:parent-style-name="DefaultParagraphFont" style:family="text">
      <style:text-properties style:font-name="Calibri" style:font-name-complex="Calibri" fo:font-size="12pt" style:font-size-asian="12pt" style:font-size-complex="12pt"/>
    </style:style>
    <style:style style:name="P14" style:parent-style-name="Normal" style:family="paragraph">
      <style:paragraph-properties fo:line-height="200%"/>
    </style:style>
    <style:style style:name="T15" style:parent-style-name="DefaultParagraphFont" style:family="text">
      <style:text-properties style:font-name="Calibri" style:font-name-complex="Calibri" fo:font-weight="bold" style:font-weight-asian="bold" fo:font-size="12pt" style:font-size-asian="12pt" style:font-size-complex="12pt"/>
    </style:style>
    <style:style style:name="T16" style:parent-style-name="DefaultParagraphFont" style:family="text">
      <style:text-properties style:font-name="Calibri" style:font-name-complex="Calibri" fo:font-size="12pt" style:font-size-asian="12pt" style:font-size-complex="12pt"/>
    </style:style>
    <style:style style:name="T17" style:parent-style-name="DefaultParagraphFont" style:family="text">
      <style:text-properties style:font-name="Calibri" style:font-name-complex="Calibri" fo:font-size="12pt" style:font-size-asian="12pt" style:font-size-complex="12pt"/>
    </style:style>
    <style:style style:name="P18" style:parent-style-name="Normal" style:family="paragraph">
      <style:paragraph-properties fo:line-height="200%"/>
    </style:style>
    <style:style style:name="T19" style:parent-style-name="DefaultParagraphFont" style:family="text">
      <style:text-properties style:font-name="Calibri" style:font-name-complex="Calibri" fo:font-weight="bold" style:font-weight-asian="bold" fo:font-size="12pt" style:font-size-asian="12pt" style:font-size-complex="12pt"/>
    </style:style>
    <style:style style:name="T20" style:parent-style-name="DefaultParagraphFont" style:family="text">
      <style:text-properties style:font-name="Calibri" style:font-name-complex="Calibri" fo:font-size="12pt" style:font-size-asian="12pt" style:font-size-complex="12pt"/>
    </style:style>
    <style:style style:name="P21" style:parent-style-name="Normal" style:family="paragraph">
      <style:paragraph-properties fo:line-height="200%"/>
    </style:style>
    <style:style style:name="T22" style:parent-style-name="DefaultParagraphFont" style:family="text">
      <style:text-properties style:font-name="Calibri" style:font-name-complex="Calibri" fo:font-weight="bold" style:font-weight-asian="bold"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P24" style:parent-style-name="Normal" style:family="paragraph">
      <style:paragraph-properties fo:line-height="200%"/>
    </style:style>
    <style:style style:name="T25" style:parent-style-name="DefaultParagraphFont" style:family="text">
      <style:text-properties style:font-name="Calibri" style:font-name-complex="Calibri" fo:font-weight="bold" style:font-weight-asian="bold" fo:font-size="12pt" style:font-size-asian="12pt" style:font-size-complex="12pt"/>
    </style:style>
    <style:style style:name="T26" style:parent-style-name="DefaultParagraphFon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Normal" style:family="paragraph">
      <style:paragraph-properties fo:line-height="200%"/>
    </style:style>
    <style:style style:name="T29" style:parent-style-name="DefaultParagraphFont" style:family="text">
      <style:text-properties style:font-name="Calibri" style:font-name-complex="Calibri" fo:font-weight="bold" style:font-weight-asian="bold"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T31" style:parent-style-name="DefaultParagraphFont" style:family="text">
      <style:text-properties style:font-name="Calibri" style:font-name-complex="Calibri" fo:font-size="12pt" style:font-size-asian="12pt" style:font-size-complex="12pt"/>
    </style:style>
    <style:style style:name="P32" style:parent-style-name="Normal" style:family="paragraph">
      <style:paragraph-properties fo:line-height="200%"/>
    </style:style>
    <style:style style:name="T33" style:parent-style-name="DefaultParagraphFont" style:family="text">
      <style:text-properties style:font-name="Calibri" style:font-name-complex="Calibri" fo:font-weight="bold" style:font-weight-asian="bold" fo:font-size="12pt" style:font-size-asian="12pt" style:font-size-complex="12pt"/>
    </style:style>
    <style:style style:name="T34" style:parent-style-name="DefaultParagraphFont" style:family="text">
      <style:text-properties style:font-name="Calibri" style:font-name-complex="Calibri" fo:font-size="12pt" style:font-size-asian="12pt" style:font-size-complex="12pt"/>
    </style:style>
    <style:style style:name="P35" style:parent-style-name="Normal" style:family="paragraph">
      <style:paragraph-properties fo:line-height="200%"/>
    </style:style>
    <style:style style:name="T3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P39" style:parent-style-name="Normal" style:family="paragraph">
      <style:paragraph-properties fo:line-height="200%"/>
    </style:style>
    <style:style style:name="T40" style:parent-style-name="DefaultParagraphFont" style:family="text">
      <style:text-properties style:font-name="Calibri" style:font-name-complex="Calibri" fo:font-size="12pt" style:font-size-asian="12pt" style:font-size-complex="12pt"/>
    </style:style>
    <style:style style:name="T4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42" style:parent-style-name="DefaultParagraphFont" style:family="text">
      <style:text-properties style:font-name="Calibri" style:font-name-complex="Calibri" fo:font-size="12pt" style:font-size-asian="12pt" style:font-size-complex="12pt"/>
    </style:style>
    <style:style style:name="T43" style:parent-style-name="DefaultParagraphFont" style:family="text">
      <style:text-properties style:font-name="Calibri" style:font-name-complex="Calibri" fo:font-size="12pt" style:font-size-asian="12pt" style:font-size-complex="12pt"/>
    </style:style>
    <style:style style:name="P44" style:parent-style-name="Normal" style:family="paragraph">
      <style:paragraph-properties fo:line-height="200%"/>
    </style:style>
    <style:style style:name="T45" style:parent-style-name="DefaultParagraphFont" style:family="text">
      <style:text-properties style:font-name="Calibri" style:font-name-complex="Calibri" fo:font-weight="bold" style:font-weight-asian="bold" fo:font-size="12pt" style:font-size-asian="12pt" style:font-size-complex="12pt"/>
    </style:style>
    <style:style style:name="T46" style:parent-style-name="DefaultParagraphFont" style:family="text">
      <style:text-properties style:font-name="Calibri" style:font-name-complex="Calibri" fo:font-size="12pt" style:font-size-asian="12pt" style:font-size-complex="12pt"/>
    </style:style>
    <style:style style:name="P47" style:parent-style-name="Normal" style:family="paragraph">
      <style:paragraph-properties fo:line-height="200%"/>
    </style:style>
    <style:style style:name="T48" style:parent-style-name="DefaultParagraphFont" style:family="text">
      <style:text-properties style:font-name="Calibri" style:font-name-complex="Calibri" fo:font-weight="bold" style:font-weight-asian="bold" fo:font-size="12pt" style:font-size-asian="12pt" style:font-size-complex="12pt"/>
    </style:style>
    <style:style style:name="T49" style:parent-style-name="DefaultParagraphFont" style:family="text">
      <style:text-properties style:font-name="Calibri" style:font-name-complex="Calibri" fo:font-size="12pt" style:font-size-asian="12pt" style:font-size-complex="12pt"/>
    </style:style>
    <style:style style:name="P50" style:parent-style-name="Normal" style:family="paragraph">
      <style:paragraph-properties fo:line-height="200%"/>
    </style:style>
    <style:style style:name="T51" style:parent-style-name="DefaultParagraphFont" style:family="text">
      <style:text-properties style:font-name="Calibri" style:font-name-complex="Calibri" fo:font-weight="bold" style:font-weight-asian="bold" fo:font-size="12pt" style:font-size-asian="12pt" style:font-size-complex="12pt"/>
    </style:style>
    <style:style style:name="T52" style:parent-style-name="DefaultParagraphFont" style:family="text">
      <style:text-properties style:font-name="Calibri" style:font-name-complex="Calibri" fo:font-size="12pt" style:font-size-asian="12pt" style:font-size-complex="12pt"/>
    </style:style>
    <style:style style:name="T53" style:parent-style-name="DefaultParagraphFont" style:family="text">
      <style:text-properties style:font-name="Calibri" style:font-name-complex="Calibri" fo:font-size="12pt" style:font-size-asian="12pt" style:font-size-complex="12pt"/>
    </style:style>
    <style:style style:name="P54" style:parent-style-name="Normal" style:family="paragraph">
      <style:paragraph-properties fo:line-height="200%"/>
    </style:style>
    <style:style style:name="T55" style:parent-style-name="DefaultParagraphFont" style:family="text">
      <style:text-properties style:font-name="Calibri" style:font-name-complex="Calibri" style:font-weight-complex="bold" fo:font-size="12pt" style:font-size-asian="12pt" style:font-size-complex="12pt"/>
    </style:style>
    <style:style style:name="T56" style:parent-style-name="DefaultParagraphFont" style:family="text">
      <style:text-properties style:font-name="Calibri" style:font-name-complex="Calibri" fo:font-size="12pt" style:font-size-asian="12pt" style:font-size-complex="12pt"/>
    </style:style>
    <style:style style:name="T57" style:parent-style-name="DefaultParagraphFont" style:family="text">
      <style:text-properties style:font-name="Calibri" style:font-name-complex="Calibri" fo:font-size="12pt" style:font-size-asian="12pt" style:font-size-complex="12pt"/>
    </style:style>
    <style:style style:name="P58" style:parent-style-name="Normal" style:family="paragraph">
      <style:paragraph-properties fo:line-height="200%"/>
    </style:style>
    <style:style style:name="T59" style:parent-style-name="DefaultParagraphFont" style:family="text">
      <style:text-properties style:font-name="Calibri" style:font-name-complex="Calibri" fo:font-weight="bold" style:font-weight-asian="bold" fo:font-size="12pt" style:font-size-asian="12pt" style:font-size-complex="12pt"/>
    </style:style>
    <style:style style:name="T60" style:parent-style-name="DefaultParagraphFont" style:family="text">
      <style:text-properties style:font-name="Calibri" style:font-name-complex="Calibri" fo:font-size="12pt" style:font-size-asian="12pt" style:font-size-complex="12pt"/>
    </style:style>
    <style:style style:name="P61" style:parent-style-name="Normal" style:family="paragraph">
      <style:paragraph-properties fo:line-height="200%"/>
    </style:style>
    <style:style style:name="T6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63" style:parent-style-name="DefaultParagraphFont" style:family="text">
      <style:text-properties style:font-name="Calibri" style:font-name-complex="Calibri" fo:font-size="12pt" style:font-size-asian="12pt" style:font-size-complex="12pt"/>
    </style:style>
    <style:style style:name="P64" style:parent-style-name="Normal" style:family="paragraph">
      <style:paragraph-properties fo:line-height="200%"/>
    </style:style>
    <style:style style:name="T6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66" style:parent-style-name="DefaultParagraphFont" style:family="text">
      <style:text-properties style:font-name="Calibri" style:font-name-complex="Calibri" fo:font-size="12pt" style:font-size-asian="12pt" style:font-size-complex="12pt"/>
    </style:style>
    <style:style style:name="T67" style:parent-style-name="DefaultParagraphFont" style:family="text">
      <style:text-properties style:font-name="Calibri" style:font-name-complex="Calibri" fo:font-size="12pt" style:font-size-asian="12pt" style:font-size-complex="12pt"/>
    </style:style>
    <style:style style:name="T68" style:parent-style-name="DefaultParagraphFont" style:family="text">
      <style:text-properties style:font-name="Calibri" style:font-name-complex="Calibri" fo:font-size="12pt" style:font-size-asian="12pt" style:font-size-complex="12pt"/>
    </style:style>
    <style:style style:name="P69" style:parent-style-name="Normal" style:family="paragraph">
      <style:paragraph-properties fo:line-height="200%"/>
    </style:style>
    <style:style style:name="T7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71" style:parent-style-name="DefaultParagraphFont" style:family="text">
      <style:text-properties style:font-name="Calibri" style:font-name-complex="Calibri" fo:font-size="12pt" style:font-size-asian="12pt" style:font-size-complex="12pt"/>
    </style:style>
    <style:style style:name="T72" style:parent-style-name="DefaultParagraphFont" style:family="text">
      <style:text-properties style:font-name="Calibri" style:font-name-complex="Calibri" fo:font-size="12pt" style:font-size-asian="12pt" style:font-size-complex="12pt"/>
    </style:style>
    <style:style style:name="P73" style:parent-style-name="Normal" style:family="paragraph">
      <style:paragraph-properties fo:line-height="200%"/>
    </style:style>
    <style:style style:name="T7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P76" style:parent-style-name="Normal" style:family="paragraph">
      <style:paragraph-properties fo:line-height="200%"/>
    </style:style>
    <style:style style:name="T77" style:parent-style-name="DefaultParagraphFont" style:family="text">
      <style:text-properties style:font-name="Calibri" style:font-name-complex="Calibri" fo:font-weight="bold" style:font-weight-asian="bold" fo:font-size="12pt" style:font-size-asian="12pt" style:font-size-complex="12pt"/>
    </style:style>
    <style:style style:name="T78" style:parent-style-name="DefaultParagraphFont" style:family="text">
      <style:text-properties style:font-name="Calibri" style:font-name-complex="Calibri" fo:font-size="12pt" style:font-size-asian="12pt" style:font-size-complex="12pt"/>
    </style:style>
    <style:style style:name="T79" style:parent-style-name="DefaultParagraphFont" style:family="text">
      <style:text-properties style:font-name="Calibri" style:font-name-complex="Calibri" fo:font-size="12pt" style:font-size-asian="12pt" style:font-size-complex="12pt"/>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P82" style:parent-style-name="Normal" style:family="paragraph">
      <style:paragraph-properties fo:line-height="200%"/>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Normal" style:family="paragraph">
      <style:paragraph-properties fo:line-height="200%"/>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Normal" style:family="paragraph">
      <style:paragraph-properties fo:line-height="200%"/>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Normal" style:family="paragraph">
      <style:paragraph-properties fo:line-height="200%"/>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Normal" style:family="paragraph">
      <style:paragraph-properties fo:break-before="page"/>
      <style:text-properties style:font-name="Calibri" style:font-name-complex="Calibri" fo:font-size="12pt" style:font-size-asian="12pt" style:font-size-complex="12pt"/>
    </style:style>
    <style:style style:name="P96" style:parent-style-name="Normal" style:family="paragraph">
      <style:paragraph-properties fo:line-height="200%"/>
      <style:text-properties style:font-name="Calibri" style:font-name-complex="Calibri"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n" fo:country="GB"/>
    </style:style>
    <style:style style:name="P97"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98" style:parent-style-name="Normal" style:family="paragraph">
      <style:paragraph-properties fo:line-height="200%"/>
    </style:style>
    <style:style style:name="T9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Normal" style:family="paragraph">
      <style:paragraph-properties fo:line-height="200%"/>
    </style:style>
    <style:style style:name="T10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Normal" style:family="paragraph">
      <style:paragraph-properties fo:line-height="200%"/>
    </style:style>
    <style:style style:name="T10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P108" style:parent-style-name="Normal" style:family="paragraph">
      <style:paragraph-properties fo:line-height="200%"/>
    </style:style>
    <style:style style:name="T10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P111" style:parent-style-name="Normal" style:family="paragraph">
      <style:paragraph-properties fo:line-height="200%"/>
    </style:style>
    <style:style style:name="T11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Normal" style:family="paragraph">
      <style:paragraph-properties fo:line-height="200%"/>
    </style:style>
    <style:style style:name="T11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Normal" style:family="paragraph">
      <style:paragraph-properties fo:line-height="200%"/>
    </style:style>
    <style:style style:name="T11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Normal" style:family="paragraph">
      <style:paragraph-properties fo:line-height="200%"/>
    </style:style>
    <style:style style:name="T12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T124" style:parent-style-name="DefaultParagraphFont" style:family="text">
      <style:text-properties style:font-name="Calibri" style:font-name-complex="Calibri" fo:font-size="12pt" style:font-size-asian="12pt" style:font-size-complex="12pt"/>
    </style:style>
    <style:style style:name="P125" style:parent-style-name="Normal" style:family="paragraph">
      <style:paragraph-properties fo:line-height="200%"/>
    </style:style>
    <style:style style:name="T12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Normal" style:family="paragraph">
      <style:paragraph-properties fo:line-height="200%"/>
    </style:style>
    <style:style style:name="T12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Normal" style:family="paragraph">
      <style:paragraph-properties fo:line-height="200%"/>
    </style:style>
    <style:style style:name="T13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Normal" style:family="paragraph">
      <style:paragraph-properties fo:line-height="200%"/>
    </style:style>
    <style:style style:name="T13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Normal" style:family="paragraph">
      <style:paragraph-properties fo:line-height="200%"/>
    </style:style>
    <style:style style:name="T13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0" style:parent-style-name="DefaultParagraphFont" style:family="text">
      <style:text-properties style:font-name="Calibri" style:font-name-complex="Calibri" fo:font-size="12pt" style:font-size-asian="12pt" style:font-size-complex="12pt"/>
    </style:style>
    <style:style style:name="P141" style:parent-style-name="Normal" style:family="paragraph">
      <style:paragraph-properties fo:line-height="200%"/>
    </style:style>
    <style:style style:name="T14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Normal" style:family="paragraph">
      <style:paragraph-properties fo:line-height="200%"/>
    </style:style>
    <style:style style:name="T14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P148" style:parent-style-name="Normal" style:family="paragraph">
      <style:paragraph-properties fo:line-height="200%"/>
    </style:style>
    <style:style style:name="T14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P151" style:parent-style-name="Normal" style:family="paragraph">
      <style:paragraph-properties fo:line-height="200%"/>
    </style:style>
    <style:style style:name="T15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P154" style:parent-style-name="Normal" style:family="paragraph">
      <style:paragraph-properties fo:line-height="200%"/>
    </style:style>
    <style:style style:name="T15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Normal" style:family="paragraph">
      <style:paragraph-properties fo:line-height="200%"/>
    </style:style>
    <style:style style:name="T15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Normal" style:family="paragraph">
      <style:paragraph-properties fo:line-height="200%"/>
    </style:style>
    <style:style style:name="T16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Normal" style:family="paragraph">
      <style:paragraph-properties fo:line-height="200%"/>
    </style:style>
    <style:style style:name="T16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P168" style:parent-style-name="Normal" style:family="paragraph">
      <style:paragraph-properties fo:line-height="200%"/>
    </style:style>
    <style:style style:name="T16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70" style:parent-style-name="DefaultParagraphFont" style:family="text">
      <style:text-properties style:font-name="Calibri" style:font-name-complex="Calibri" fo:font-size="12pt" style:font-size-asian="12pt" style:font-size-complex="12pt"/>
    </style:style>
    <style:style style:name="P171" style:parent-style-name="Normal" style:family="paragraph">
      <style:paragraph-properties fo:line-height="200%"/>
    </style:style>
    <style:style style:name="T17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style:style>
    <style:style style:name="P175" style:parent-style-name="Normal" style:family="paragraph">
      <style:paragraph-properties fo:line-height="200%"/>
    </style:style>
    <style:style style:name="T17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P178" style:parent-style-name="Normal" style:family="paragraph">
      <style:paragraph-properties fo:line-height="200%"/>
    </style:style>
    <style:style style:name="T17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0" style:parent-style-name="DefaultParagraphFont" style:family="text">
      <style:text-properties style:font-name="Calibri" style:font-name-complex="Calibri" fo:font-size="12pt" style:font-size-asian="12pt" style:font-size-complex="12pt"/>
    </style:style>
    <style:style style:name="P181" style:parent-style-name="Normal" style:family="paragraph">
      <style:paragraph-properties fo:line-height="200%"/>
    </style:style>
    <style:style style:name="T18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T184" style:parent-style-name="DefaultParagraphFont" style:family="text">
      <style:text-properties style:font-name="Calibri" style:font-name-complex="Calibri" fo:font-size="12pt" style:font-size-asian="12pt" style:font-size-complex="12pt"/>
    </style:style>
    <style:style style:name="P185" style:parent-style-name="Normal" style:family="paragraph">
      <style:paragraph-properties fo:line-height="200%"/>
    </style:style>
    <style:style style:name="T18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T189" style:parent-style-name="DefaultParagraphFont" style:family="text">
      <style:text-properties style:font-name="Calibri" style:font-name-complex="Calibri" fo:font-size="12pt" style:font-size-asian="12pt" style:font-size-complex="12pt"/>
    </style:style>
    <style:style style:name="P190" style:parent-style-name="Normal" style:family="paragraph">
      <style:paragraph-properties fo:line-height="200%"/>
    </style:style>
    <style:style style:name="T19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Normal" style:family="paragraph">
      <style:paragraph-properties fo:line-height="200%"/>
    </style:style>
    <style:style style:name="T19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Normal" style:family="paragraph">
      <style:paragraph-properties fo:line-height="200%"/>
    </style:style>
    <style:style style:name="T19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Normal" style:family="paragraph">
      <style:paragraph-properties fo:line-height="200%"/>
    </style:style>
    <style:style style:name="T20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P203" style:parent-style-name="Normal" style:family="paragraph">
      <style:paragraph-properties fo:line-height="200%"/>
    </style:style>
    <style:style style:name="T20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P207" style:parent-style-name="Normal" style:family="paragraph">
      <style:paragraph-properties fo:line-height="200%"/>
    </style:style>
    <style:style style:name="T20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09" style:parent-style-name="DefaultParagraphFont" style:family="text">
      <style:text-properties style:font-name="Calibri" style:font-name-complex="Calibri" fo:font-size="12pt" style:font-size-asian="12pt" style:font-size-complex="12pt"/>
    </style:style>
    <style:style style:name="P210" style:parent-style-name="Normal" style:family="paragraph">
      <style:paragraph-properties fo:line-height="200%"/>
    </style:style>
    <style:style style:name="T21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Normal" style:family="paragraph">
      <style:paragraph-properties fo:line-height="200%"/>
    </style:style>
    <style:style style:name="T21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T216" style:parent-style-name="DefaultParagraphFont" style:family="text">
      <style:text-properties style:font-name="Calibri" style:font-name-complex="Calibri" fo:font-size="12pt" style:font-size-asian="12pt" style:font-size-complex="12pt"/>
    </style:style>
    <style:style style:name="P217" style:parent-style-name="Normal" style:family="paragraph">
      <style:paragraph-properties fo:line-height="200%"/>
    </style:style>
    <style:style style:name="T21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19" style:parent-style-name="DefaultParagraphFont" style:family="text">
      <style:text-properties style:font-name="Calibri" style:font-name-complex="Calibri" fo:font-size="12pt" style:font-size-asian="12pt" style:font-size-complex="12pt"/>
    </style:style>
    <style:style style:name="P220" style:parent-style-name="Normal" style:family="paragraph">
      <style:paragraph-properties fo:line-height="200%"/>
    </style:style>
    <style:style style:name="T22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P223" style:parent-style-name="Normal" style:family="paragraph">
      <style:paragraph-properties fo:line-height="200%"/>
    </style:style>
    <style:style style:name="T22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P226" style:parent-style-name="Normal" style:family="paragraph">
      <style:paragraph-properties fo:line-height="200%"/>
    </style:style>
    <style:style style:name="T22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style:style>
    <style:style style:name="P229" style:parent-style-name="Normal" style:family="paragraph">
      <style:paragraph-properties fo:break-before="page"/>
      <style:text-properties style:font-name="Calibri" style:font-name-complex="Calibri" fo:font-size="12pt" style:font-size-asian="12pt" style:font-size-complex="12pt"/>
    </style:style>
    <style:style style:name="P230" style:parent-style-name="Normal" style:family="paragraph">
      <style:paragraph-properties fo:line-height="200%"/>
      <style:text-properties style:font-name="Calibri" style:font-name-complex="Calibri"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n" fo:country="GB"/>
    </style:style>
    <style:style style:name="P231"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232" style:parent-style-name="Normal" style:family="paragraph">
      <style:paragraph-properties fo:line-height="200%"/>
    </style:style>
    <style:style style:name="T23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P236" style:parent-style-name="Normal" style:family="paragraph">
      <style:paragraph-properties fo:line-height="200%"/>
    </style:style>
    <style:style style:name="T23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P239" style:parent-style-name="Normal" style:family="paragraph">
      <style:paragraph-properties fo:line-height="200%"/>
    </style:style>
    <style:style style:name="T24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P242" style:parent-style-name="Normal" style:family="paragraph">
      <style:paragraph-properties fo:line-height="200%"/>
    </style:style>
    <style:style style:name="T24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246" style:parent-style-name="Normal" style:family="paragraph">
      <style:paragraph-properties fo:line-height="200%"/>
    </style:style>
    <style:style style:name="T24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Normal" style:family="paragraph">
      <style:paragraph-properties fo:line-height="200%"/>
    </style:style>
    <style:style style:name="T25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T253" style:parent-style-name="DefaultParagraphFont" style:family="text">
      <style:text-properties style:font-name="Calibri" style:font-name-complex="Calibri" fo:font-size="12pt" style:font-size-asian="12pt" style:font-size-complex="12pt"/>
    </style:style>
    <style:style style:name="P254" style:parent-style-name="Normal" style:family="paragraph">
      <style:paragraph-properties fo:line-height="200%"/>
    </style:style>
    <style:style style:name="T25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Normal" style:family="paragraph">
      <style:paragraph-properties fo:line-height="200%"/>
    </style:style>
    <style:style style:name="T25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59" style:parent-style-name="DefaultParagraphFont" style:family="text">
      <style:text-properties style:font-name="Calibri" style:font-name-complex="Calibri" fo:font-size="12pt" style:font-size-asian="12pt" style:font-size-complex="12pt"/>
    </style:style>
    <style:style style:name="P260" style:parent-style-name="Normal" style:family="paragraph">
      <style:paragraph-properties fo:line-height="200%"/>
    </style:style>
    <style:style style:name="T26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2" style:parent-style-name="DefaultParagraphFont" style:family="text">
      <style:text-properties style:font-name="Calibri" style:font-name-complex="Calibri"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P264" style:parent-style-name="Normal" style:family="paragraph">
      <style:paragraph-properties fo:line-height="200%"/>
    </style:style>
    <style:style style:name="T26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6" style:parent-style-name="DefaultParagraphFont" style:family="text">
      <style:text-properties style:font-name="Calibri" style:font-name-complex="Calibri" fo:font-size="12pt" style:font-size-asian="12pt" style:font-size-complex="12pt"/>
    </style:style>
    <style:style style:name="P267" style:parent-style-name="Normal" style:family="paragraph">
      <style:paragraph-properties fo:line-height="200%"/>
    </style:style>
    <style:style style:name="T26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P270" style:parent-style-name="Normal" style:family="paragraph">
      <style:paragraph-properties fo:line-height="200%"/>
    </style:style>
    <style:style style:name="T27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P273" style:parent-style-name="Normal" style:family="paragraph">
      <style:paragraph-properties fo:line-height="200%"/>
    </style:style>
    <style:style style:name="T27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P276" style:parent-style-name="Normal" style:family="paragraph">
      <style:paragraph-properties fo:line-height="200%"/>
    </style:style>
    <style:style style:name="T27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P280" style:parent-style-name="Normal" style:family="paragraph">
      <style:paragraph-properties fo:line-height="200%"/>
    </style:style>
    <style:style style:name="T28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P283" style:parent-style-name="Normal" style:family="paragraph">
      <style:paragraph-properties fo:break-before="page"/>
      <style:text-properties style:font-name="Calibri" style:font-name-complex="Calibri" fo:font-size="12pt" style:font-size-asian="12pt" style:font-size-complex="12pt" fo:hyphenate="true"/>
    </style:style>
    <style:style style:name="P284" style:parent-style-name="Normal" style:family="paragraph">
      <style:paragraph-properties fo:line-height="200%"/>
      <style:text-properties style:font-name="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5"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286" style:parent-style-name="Normal" style:family="paragraph">
      <style:paragraph-properties fo:line-height="200%"/>
    </style:style>
    <style:style style:name="T28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P289" style:parent-style-name="Normal" style:family="paragraph">
      <style:paragraph-properties fo:line-height="200%"/>
    </style:style>
    <style:style style:name="T29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P293"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294" style:parent-style-name="Normal" style:family="paragraph">
      <style:paragraph-properties fo:line-height="200%"/>
    </style:style>
    <style:style style:name="T29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P297" style:parent-style-name="Normal" style:family="paragraph">
      <style:paragraph-properties fo:line-height="200%"/>
    </style:style>
    <style:style style:name="T29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P300"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01" style:parent-style-name="Normal" style:family="paragraph">
      <style:paragraph-properties fo:line-height="200%"/>
      <style:text-properties style:font-name="Calibri" style:font-name-complex="Calibri" fo:font-size="12pt" style:font-size-asian="12pt" style:font-size-complex="12pt"/>
    </style:style>
    <style:style style:name="P302" style:parent-style-name="Normal" style:family="paragraph">
      <style:paragraph-properties fo:line-height="200%"/>
      <style:text-properties style:font-name="Calibri" style:font-name-complex="Calibri" fo:font-size="12pt" style:font-size-asian="12pt" style:font-size-complex="12pt"/>
    </style:style>
    <style:style style:name="P303"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04" style:parent-style-name="Normal" style:family="paragraph">
      <style:paragraph-properties fo:line-height="200%"/>
      <style:text-properties style:font-name="Calibri" style:font-name-complex="Calibri" fo:font-size="12pt" style:font-size-asian="12pt" style:font-size-complex="12pt"/>
    </style:style>
    <style:style style:name="P305"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06" style:parent-style-name="Normal" style:family="paragraph">
      <style:paragraph-properties fo:line-height="200%"/>
    </style:style>
    <style:style style:name="T30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P310" style:parent-style-name="Normal" style:family="paragraph">
      <style:paragraph-properties fo:line-height="200%"/>
    </style:style>
    <style:style style:name="T31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12" style:parent-style-name="DefaultParagraphFont" style:family="text">
      <style:text-properties style:font-name="Calibri" style:font-name-complex="Calibri" fo:font-size="12pt" style:font-size-asian="12pt" style:font-size-complex="12pt"/>
    </style:style>
    <style:style style:name="P313"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14" style:parent-style-name="Normal" style:family="paragraph">
      <style:paragraph-properties fo:line-height="200%"/>
    </style:style>
    <style:style style:name="T31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16" style:parent-style-name="DefaultParagraphFont" style:family="text">
      <style:text-properties style:font-name="Calibri" style:font-name-complex="Calibri"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P318" style:parent-style-name="Normal" style:family="paragraph">
      <style:paragraph-properties fo:line-height="200%"/>
    </style:style>
    <style:style style:name="T31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20" style:parent-style-name="DefaultParagraphFont" style:family="text">
      <style:text-properties style:font-name="Calibri" style:font-name-complex="Calibri" fo:font-size="12pt" style:font-size-asian="12pt" style:font-size-complex="12pt"/>
    </style:style>
    <style:style style:name="T32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P322" style:parent-style-name="Normal" style:family="paragraph">
      <style:paragraph-properties fo:line-height="200%"/>
    </style:style>
    <style:style style:name="T32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P325" style:parent-style-name="Normal" style:family="paragraph">
      <style:paragraph-properties fo:line-height="200%"/>
    </style:style>
    <style:style style:name="T32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P328" style:parent-style-name="Normal" style:family="paragraph">
      <style:paragraph-properties fo:line-height="200%"/>
    </style:style>
    <style:style style:name="T32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30" style:parent-style-name="DefaultParagraphFont" style:family="text">
      <style:text-properties style:font-name="Calibri" style:font-name-complex="Calibri" fo:font-size="12pt" style:font-size-asian="12pt" style:font-size-complex="12pt"/>
    </style:style>
    <style:style style:name="P331" style:parent-style-name="Normal" style:family="paragraph">
      <style:paragraph-properties fo:line-height="200%"/>
    </style:style>
    <style:style style:name="T33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33" style:parent-style-name="DefaultParagraphFont" style:family="text">
      <style:text-properties style:font-name="Calibri" style:font-name-complex="Calibri"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T33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P337" style:parent-style-name="Normal" style:family="paragraph">
      <style:paragraph-properties fo:line-height="200%"/>
    </style:style>
    <style:style style:name="T33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Normal" style:family="paragraph">
      <style:paragraph-properties fo:line-height="200%"/>
    </style:style>
    <style:style style:name="T34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Normal" style:family="paragraph">
      <style:paragraph-properties fo:line-height="200%"/>
    </style:style>
    <style:style style:name="T34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48" style:parent-style-name="Normal" style:family="paragraph">
      <style:paragraph-properties fo:line-height="200%"/>
    </style:style>
    <style:style style:name="T34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P352" style:parent-style-name="Normal" style:family="paragraph">
      <style:paragraph-properties fo:line-height="200%"/>
    </style:style>
    <style:style style:name="T35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P356" style:parent-style-name="Normal" style:family="paragraph">
      <style:paragraph-properties fo:line-height="200%"/>
    </style:style>
    <style:style style:name="T35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style:style>
    <style:style style:name="P359"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60" style:parent-style-name="Normal" style:family="paragraph">
      <style:paragraph-properties fo:line-height="200%"/>
    </style:style>
    <style:style style:name="T36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P364" style:parent-style-name="Normal" style:family="paragraph">
      <style:paragraph-properties fo:line-height="200%"/>
    </style:style>
    <style:style style:name="T36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P367"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68" style:parent-style-name="Normal" style:family="paragraph">
      <style:paragraph-properties fo:line-height="200%"/>
      <style:text-properties style:font-name="Calibri" style:font-name-complex="Calibri" fo:font-size="12pt" style:font-size-asian="12pt" style:font-size-complex="12pt"/>
    </style:style>
    <style:style style:name="P369"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70" style:parent-style-name="Normal" style:family="paragraph">
      <style:paragraph-properties fo:line-height="200%"/>
    </style:style>
    <style:style style:name="T37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P373" style:parent-style-name="Normal" style:family="paragraph">
      <style:paragraph-properties fo:line-height="200%"/>
    </style:style>
    <style:style style:name="T37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5" style:parent-style-name="DefaultParagraphFont" style:family="text">
      <style:text-properties style:font-name="Calibri" style:font-name-complex="Calibri" fo:font-size="12pt" style:font-size-asian="12pt" style:font-size-complex="12pt"/>
    </style:style>
    <style:style style:name="P376"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77" style:parent-style-name="Normal" style:family="paragraph">
      <style:paragraph-properties fo:line-height="200%"/>
    </style:style>
    <style:style style:name="T37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Normal" style:family="paragraph">
      <style:paragraph-properties fo:line-height="200%"/>
    </style:style>
    <style:style style:name="T38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Normal" style:family="paragraph">
      <style:paragraph-properties fo:line-height="200%"/>
    </style:style>
    <style:style style:name="T38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T386" style:parent-style-name="DefaultParagraphFont" style:family="text">
      <style:text-properties style:font-name="Calibri" style:font-name-complex="Calibri" fo:font-size="12pt" style:font-size-asian="12pt" style:font-size-complex="12pt"/>
    </style:style>
    <style:style style:name="P387"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88" style:parent-style-name="Normal" style:family="paragraph">
      <style:paragraph-properties fo:line-height="200%"/>
    </style:style>
    <style:style style:name="T38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P391" style:parent-style-name="Normal" style:family="paragraph">
      <style:paragraph-properties fo:line-height="200%"/>
    </style:style>
    <style:style style:name="T39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P394"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395" style:parent-style-name="Normal" style:family="paragraph">
      <style:paragraph-properties fo:line-height="200%"/>
    </style:style>
    <style:style style:name="T39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97" style:parent-style-name="DefaultParagraphFont" style:family="text">
      <style:text-properties style:font-name="Calibri" style:font-name-complex="Calibri" fo:font-size="12pt" style:font-size-asian="12pt" style:font-size-complex="12pt"/>
    </style:style>
    <style:style style:name="P398" style:parent-style-name="Normal" style:family="paragraph">
      <style:paragraph-properties fo:line-height="200%"/>
    </style:style>
    <style:style style:name="T39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P402" style:parent-style-name="Normal" style:family="paragraph">
      <style:paragraph-properties fo:line-height="200%"/>
      <style:text-properties style:font-name="Calibri" style:font-name-complex="Calibri" fo:font-style="italic" style:font-style-asian="italic" style:font-style-complex="italic" fo:font-size="12pt" style:font-size-asian="12pt" style:font-size-complex="12pt"/>
    </style:style>
    <style:style style:name="P403" style:parent-style-name="Normal" style:family="paragraph">
      <style:paragraph-properties fo:line-height="200%"/>
    </style:style>
    <style:style style:name="T40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405" style:parent-style-name="DefaultParagraphFont" style:family="text">
      <style:text-properties style:font-name="Calibri" style:font-name-complex="Calibri" fo:font-size="12pt" style:font-size-asian="12pt" style:font-size-complex="12pt"/>
    </style:style>
    <style:style style:name="P406" style:parent-style-name="Normal" style:family="paragraph">
      <style:paragraph-properties fo:line-height="200%"/>
    </style:style>
    <style:style style:name="T40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408" style:parent-style-name="DefaultParagraphFont" style:family="text">
      <style:text-properties style:font-name="Calibri" style:font-name-complex="Calibri" fo:font-size="12pt" style:font-size-asian="12pt" style:font-size-complex="12pt"/>
    </style:style>
    <style:style style:name="T409" style:parent-style-name="DefaultParagraphFont" style:family="text">
      <style:text-properties style:font-name="Calibri" style:font-name-asian="Times New Roman" style:font-name-complex="Calibri" fo:font-size="12pt" style:font-size-asian="12pt" style:font-size-complex="12pt"/>
    </style:style>
    <style:style style:name="T410" style:parent-style-name="DefaultParagraphFont" style:family="text">
      <style:text-properties style:font-name="Calibri" style:font-name-asian="Times New Roman" style:font-name-complex="Calibri" fo:font-size="12pt" style:font-size-asian="12pt" style:font-size-complex="12pt"/>
    </style:style>
    <style:style style:name="P411" style:parent-style-name="Normal" style:family="paragraph">
      <style:paragraph-properties fo:line-height="200%"/>
    </style:style>
    <style:style style:name="T412"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13" style:parent-style-name="DefaultParagraphFont" style:family="text">
      <style:text-properties style:font-name="Calibri" style:font-name-asian="Times New Roman" style:font-name-complex="Calibri" fo:font-size="12pt" style:font-size-asian="12pt" style:font-size-complex="12pt"/>
    </style:style>
    <style:style style:name="P414" style:parent-style-name="Normal" style:family="paragraph">
      <style:paragraph-properties fo:line-height="200%"/>
      <style:text-properties style:font-name="Calibri" style:font-name-asian="Times New Roman" style:font-name-complex="Calibri" fo:font-style="italic" style:font-style-asian="italic" style:font-style-complex="italic" fo:font-size="12pt" style:font-size-asian="12pt" style:font-size-complex="12pt"/>
    </style:style>
    <style:style style:name="P415" style:parent-style-name="Normal" style:family="paragraph">
      <style:paragraph-properties fo:line-height="200%"/>
    </style:style>
    <style:style style:name="T41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17" style:parent-style-name="DefaultParagraphFont" style:family="text">
      <style:text-properties style:font-name="Calibri" style:font-name-asian="Times New Roman" style:font-name-complex="Calibri" fo:font-size="12pt" style:font-size-asian="12pt" style:font-size-complex="12pt"/>
    </style:style>
    <style:style style:name="T418" style:parent-style-name="DefaultParagraphFont" style:family="text">
      <style:text-properties style:font-name="Calibri" style:font-name-asian="Times New Roman" style:font-name-complex="Calibri" fo:font-size="12pt" style:font-size-asian="12pt" style:font-size-complex="12pt"/>
    </style:style>
    <style:style style:name="P419" style:parent-style-name="Normal" style:family="paragraph">
      <style:paragraph-properties fo:line-height="200%"/>
    </style:style>
    <style:style style:name="T42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21" style:parent-style-name="DefaultParagraphFont" style:family="text">
      <style:text-properties style:font-name="Calibri" style:font-name-asian="Times New Roman" style:font-name-complex="Calibri" fo:font-size="12pt" style:font-size-asian="12pt" style:font-size-complex="12pt"/>
    </style:style>
    <style:style style:name="P422" style:parent-style-name="Normal" style:family="paragraph">
      <style:paragraph-properties fo:line-height="200%"/>
    </style:style>
    <style:style style:name="T42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24" style:parent-style-name="DefaultParagraphFont" style:family="text">
      <style:text-properties style:font-name="Calibri" style:font-name-asian="Times New Roman" style:font-name-complex="Calibri" fo:font-size="12pt" style:font-size-asian="12pt" style:font-size-complex="12pt"/>
    </style:style>
    <style:style style:name="P425" style:parent-style-name="Normal" style:family="paragraph">
      <style:paragraph-properties fo:line-height="200%"/>
    </style:style>
    <style:style style:name="T42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27" style:parent-style-name="DefaultParagraphFont" style:family="text">
      <style:text-properties style:font-name="Calibri" style:font-name-asian="Times New Roman" style:font-name-complex="Calibri" fo:font-size="12pt" style:font-size-asian="12pt" style:font-size-complex="12pt"/>
    </style:style>
    <style:style style:name="P428" style:parent-style-name="Normal" style:family="paragraph">
      <style:paragraph-properties fo:line-height="200%"/>
    </style:style>
    <style:style style:name="T42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30" style:parent-style-name="DefaultParagraphFont" style:family="text">
      <style:text-properties style:font-name="Calibri" style:font-name-asian="Times New Roman" style:font-name-complex="Calibri" fo:font-size="12pt" style:font-size-asian="12pt" style:font-size-complex="12pt"/>
    </style:style>
    <style:style style:name="P431" style:parent-style-name="Normal" style:family="paragraph">
      <style:paragraph-properties fo:line-height="200%"/>
    </style:style>
    <style:style style:name="T432"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33" style:parent-style-name="DefaultParagraphFont" style:family="text">
      <style:text-properties style:font-name="Calibri" style:font-name-asian="Times New Roman" style:font-name-complex="Calibri" fo:font-size="12pt" style:font-size-asian="12pt" style:font-size-complex="12pt"/>
    </style:style>
    <style:style style:name="T434" style:parent-style-name="DefaultParagraphFont" style:family="text">
      <style:text-properties style:font-name="Calibri" style:font-name-asian="Times New Roman" style:font-name-complex="Calibri" fo:font-size="12pt" style:font-size-asian="12pt" style:font-size-complex="12pt"/>
    </style:style>
    <style:style style:name="P435" style:parent-style-name="Normal" style:family="paragraph">
      <style:paragraph-properties fo:line-height="200%"/>
    </style:style>
    <style:style style:name="T43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style>
    <style:style style:name="T437" style:parent-style-name="DefaultParagraphFont" style:family="text">
      <style:text-properties style:font-name="Calibri" style:font-name-asian="Times New Roman" style:font-name-complex="Calibri" fo:font-size="12pt" style:font-size-asian="12pt" style:font-size-complex="12pt"/>
    </style:style>
    <style:style style:name="P438" style:parent-style-name="Normal" style:family="paragraph">
      <style:paragraph-properties fo:line-height="200%"/>
      <style:text-properties style:font-name="Calibri" style:font-name-complex="Calibri" fo:font-size="12pt" style:font-size-asian="12pt" style:font-size-complex="12pt"/>
    </style:style>
    <style:style style:name="P439" style:parent-style-name="Normal" style:family="paragraph">
      <style:paragraph-properties fo:line-height="200%"/>
      <style:text-properties style:font-name="Calibri" style:font-name-complex="Calibri" fo:font-size="12pt" style:font-size-asian="12pt" style:font-size-complex="12pt"/>
    </style:style>
    <style:style style:name="P440" style:parent-style-name="Normal" style:family="paragraph">
      <style:paragraph-properties fo:line-height="200%"/>
      <style:text-properties style:font-name="Calibri" style:font-name-complex="Calibri" fo:font-size="12pt" style:font-size-asian="12pt" style:font-size-complex="12pt"/>
    </style:style>
    <style:style style:name="P441" style:parent-style-name="Normal" style:family="paragraph">
      <style:paragraph-properties fo:line-height="200%"/>
      <style:text-properties style:font-name="Calibri" style:font-name-complex="Calibri" fo:font-size="12pt" style:font-size-asian="12pt" style:font-size-complex="12pt"/>
    </style:style>
    <style:style style:name="P442" style:parent-style-name="Normal" style:family="paragraph">
      <style:paragraph-properties fo:line-height="200%"/>
      <style:text-properties style:font-name="Calibri" style:font-name-complex="Calibri" fo:font-size="12pt" style:font-size-asian="12pt" style:font-size-complex="12pt"/>
    </style:style>
  </office:automatic-styles>
  <office:body>
    <office:text text:use-soft-page-breaks="true">
      <text:p text:style-name="P1">Appendix A – Consultation with Client//Edit for consistency points?</text:p>
      <text:p text:style-name="P2">Initial Client Consultation</text:p>
      <text:p text:style-name="P3">[The following is a transcription of the consultation with the client.]</text:p>
      <text:p text:style-name="P4"><text:span text:style-name="T5">Me</text:span><text:span text:style-name="T6">: Hello. I’m starting a project for my IB Computer Science<text:s/></text:span><text:span text:style-name="T7">class. Is there anything that I can help you with using computer science?</text:span></text:p>
      <text:p text:style-name="P8"><text:span text:style-name="T9">Client</text:span><text:span text:style-name="T10">: Yes, actually.<text:s/></text:span></text:p>
      <text:p text:style-name="P11"><text:span text:style-name="T12">Me</text:span><text:span text:style-name="T13">: What would you like me to help you with?</text:span></text:p>
      <text:p text:style-name="P14"><text:span text:style-name="T15">Client</text:span><text:span text:style-name="T16">: I have so many LEGO sets that it’s difficult to keep track of them all. So I’d like something where I can</text:span><text:span text:style-name="T17"><text:s/>keep track of all the sets.<text:s/></text:span></text:p>
      <text:p text:style-name="P18"><text:span text:style-name="T19">Me</text:span><text:span text:style-name="T20">: So you want me to create you a GUI where you could store that information?</text:span></text:p>
      <text:p text:style-name="P21"><text:span text:style-name="T22">Client</text:span><text:span text:style-name="T23">: Something like that.<text:s/></text:span></text:p>
      <text:p text:style-name="P24"><text:span text:style-name="T25">Me</text:span><text:span text:style-name="T26">: Ah, I see. I could do that. You’d be able to enter the set information. and display it in a table. You could add,</text:span><text:span text:style-name="T27"><text:s/>edit, and delete sets as you please. But what set information do you want to enter?</text:span></text:p>
      <text:p text:style-name="P28"><text:span text:style-name="T29">Client</text:span><text:span text:style-name="T30">: For each entry, I want to be able to add and edit: the LEGO set number, theme category (like Creator, Set Champions, etc.), description of the LEGO set, the year t</text:span><text:span text:style-name="T31">he set was released, and the current market value of the set. I’d also like to be able to upload a picture of the set.<text:s/></text:span></text:p>
      <text:p text:style-name="P32"><text:span text:style-name="T33">Me</text:span><text:span text:style-name="T34">: Wait, what theme category?</text:span></text:p>
      <text:p text:style-name="P35"><text:span text:style-name="T36">Client</text:span><text:span text:style-name="T37">: LEGO sets have theme categories. Like, all Star Wars sets fall under the theme category of<text:s/></text:span><text:span text:style-name="T38">Star Wars. If you could filter by that, it would be easier to find sets.<text:s/></text:span></text:p>
      <text:soft-page-break/>
      <text:p text:style-name="P39"><text:span text:style-name="T40"><text:s/></text:span><text:span text:style-name="T41">Me</text:span><text:span text:style-name="T42">: I don’t think it’s within my capabilities to include a function to upload pictures, save the theme category, and save the current market value, but the rest I can do. How would<text:s/></text:span><text:span text:style-name="T43">you like the entries to be sorted?</text:span></text:p>
      <text:p text:style-name="P44"><text:span text:style-name="T45">Client</text:span><text:span text:style-name="T46">: I’d prefer it if they could be sorted by the categories I mentioned earlier.<text:s/></text:span></text:p>
      <text:p text:style-name="P47"><text:span text:style-name="T48">Me</text:span><text:span text:style-name="T49">: Okay, got it.<text:s/></text:span></text:p>
      <text:p text:style-name="P50"><text:span text:style-name="T51">Client</text:span><text:span text:style-name="T52">: When I create an entry, I’d like it so that it’s automatically created as soon as I click on it. Maybe<text:s/></text:span><text:span text:style-name="T53">with the set number as the parameter to find it. <text:s/>It’d be nice if you could have added a function to scan a barcode and then automatically create an entry, but it’s fine if you can’t.<text:s/></text:span></text:p>
      <text:p text:style-name="P54"><text:span text:style-name="T55">You’ll need to download<text:s/></text:span><text:span text:style-name="T56">catalogue of LEGO sets for this. I have some si</text:span><text:span text:style-name="T57">tes you can use.</text:span></text:p>
      <text:p text:style-name="P58"><text:span text:style-name="T59">Me</text:span><text:span text:style-name="T60">: Thank you. Wait, that reminds me, since you’re inputting personal information, it’d be a good idea to have a username and password-based system. Would it be okay for the GUI to be able to be used for multiple users?</text:span></text:p>
      <text:p text:style-name="P61"><text:span text:style-name="T62">Client</text:span><text:span text:style-name="T63">: Hm?<text:s/></text:span></text:p>
      <text:p text:style-name="P64"><text:span text:style-name="T65">Me</text:span><text:span text:style-name="T66">: We</text:span><text:span text:style-name="T67">ll, since the username and password make the collection accessible by the person who knows the username and password, it means that the collection would be tied to that username and password. No one else would be able to access it. So it wouldn’t be much o</text:span><text:span text:style-name="T68">f a stretch to tie collections to individual accounts, which is where I got the idea for multi-user functionality. <text:s/></text:span></text:p>
      <text:p text:style-name="P69"><text:span text:style-name="T70">Client</text:span><text:span text:style-name="T71">: Ah, I see. That’d be pretty cool, if you could implement it. But you have to make sure the collection saves to the correct account,</text:span><text:span text:style-name="T72"><text:s/>or it’ll be pointless.<text:s/></text:span></text:p>
      <text:p text:style-name="P73"><text:span text:style-name="T74">Me</text:span><text:span text:style-name="T75">: Of course. Are there any other features you want me to add?<text:s/></text:span></text:p>
      <text:soft-page-break/>
      <text:p text:style-name="P76"><text:span text:style-name="T77">Client</text:span><text:span text:style-name="T78">: I’d like to be able to find any set using any keywords.<text:s/></text:span><text:span text:style-name="T79"><text:line-break/></text:span><text:span text:style-name="T80">Me</text:span><text:span text:style-name="T81">: So like a search bar?<text:s/></text:span></text:p>
      <text:p text:style-name="P82"><text:span text:style-name="T83">Client</text:span><text:span text:style-name="T84">: Yup.</text:span></text:p>
      <text:p text:style-name="P85"><text:span text:style-name="T86">Me</text:span><text:span text:style-name="T87">: Okay then. Is there anything else?</text:span></text:p>
      <text:p text:style-name="P88"><text:span text:style-name="T89">Client</text:span><text:span text:style-name="T90">: Nope. I think<text:s/></text:span><text:span text:style-name="T91">that should be all.</text:span></text:p>
      <text:p text:style-name="P92"><text:span text:style-name="T93">Me</text:span><text:span text:style-name="T94">: Alright. Thank you for your time. I’ll get to work on this right away.<text:s/></text:span></text:p>
      <text:p text:style-name="P95"/>
      <text:p text:style-name="P96">Intermediate Client Consultation #1</text:p>
      <text:p text:style-name="P97">[The following is a transcript of the second meeting with the client.]</text:p>
      <text:p text:style-name="P98"><text:span text:style-name="T99">Me:</text:span><text:span text:style-name="T100"><text:s/>Hello, I’ve come up with a plan for the LEGO<text:s/></text:span><text:span text:style-name="T101">Database.<text:s/></text:span></text:p>
      <text:p text:style-name="P102"><text:span text:style-name="T103">Client</text:span><text:span text:style-name="T104">: Hm? Let me see.<text:s/></text:span></text:p>
      <text:p text:style-name="P105"><text:span text:style-name="T106">[Client looks at the diagrams for planning</text:span><text:span text:style-name="T107">.]</text:span></text:p>
      <text:p text:style-name="P108"><text:span text:style-name="T109">Client</text:span><text:span text:style-name="T110">: What you have is good so far, but it’s a bit lacking. Since the Start Menu is so lacking, why not shrink it?<text:s/></text:span></text:p>
      <text:p text:style-name="P111"><text:span text:style-name="T112">Me:</text:span><text:span text:style-name="T113"><text:s/>But don’t you want it to be the same size as the othe</text:span><text:span text:style-name="T114">r windows?</text:span></text:p>
      <text:p text:style-name="P115"><text:span text:style-name="T116">Client:</text:span><text:span text:style-name="T117"><text:s/>No, for the Start Menu, it’s better if it’s smaller. The same applies for the Log In and Account Creation windows. <text:s/></text:span></text:p>
      <text:p text:style-name="P118"><text:span text:style-name="T119">Me:</text:span><text:span text:style-name="T120"><text:s/>Alright then.<text:s/></text:span></text:p>
      <text:p text:style-name="P121"><text:span text:style-name="T122">Client:<text:s/></text:span><text:span text:style-name="T123">Please cut out the main menu; it’s unnecessary. Just have the program go directly to the View</text:span><text:span text:style-name="T124"><text:s/>Window.<text:s/></text:span></text:p>
      <text:p text:style-name="P125"><text:span text:style-name="T126">Me:</text:span><text:span text:style-name="T127"><text:s/>That should be an easy enough fix.<text:s/></text:span></text:p>
      <text:p text:style-name="P128"><text:span text:style-name="T129">Client:</text:span><text:span text:style-name="T130"><text:s/>And now that I think about it, making the entries based off the set number is terribly inefficient. I’m not always going to remember the set number.<text:s/></text:span></text:p>
      <text:p text:style-name="P131"><text:span text:style-name="T132">Me</text:span><text:span text:style-name="T133">: That’s a good point. I could make it so that</text:span><text:span text:style-name="T134"><text:s/>you can select a row from the table with all of the LEGO sets.<text:s/></text:span></text:p>
      <text:p text:style-name="P135"><text:span text:style-name="T136">Client</text:span><text:span text:style-name="T137">: If you’re going to do that, at least add a filter so that it’s easier for me to sort through it. I’m not looking through that many sets.<text:s/></text:span></text:p>
      <text:p text:style-name="P138"><text:span text:style-name="T139">Me</text:span><text:span text:style-name="T140">: What kind of filters?<text:s/></text:span></text:p>
      <text:p text:style-name="P141"><text:span text:style-name="T142">Client</text:span><text:span text:style-name="T143">: Each<text:s/></text:span><text:span text:style-name="T144">category within the table and some sort of search bar.<text:s/></text:span></text:p>
      <text:soft-page-break/>
      <text:p text:style-name="P145"><text:span text:style-name="T146">Me</text:span><text:span text:style-name="T147">: So like the one in the View Window with the collection table?<text:s/></text:span></text:p>
      <text:p text:style-name="P148"><text:span text:style-name="T149">Client</text:span><text:span text:style-name="T150">: Essentially, yes.<text:s/></text:span></text:p>
      <text:p text:style-name="P151"><text:span text:style-name="T152">Me</text:span><text:span text:style-name="T153">: Got it.<text:s/></text:span></text:p>
      <text:p text:style-name="P154"><text:span text:style-name="T155">Client:<text:s/></text:span><text:span text:style-name="T156">Also, the theme id and the number of parts are useless to me as a collector.</text:span></text:p>
      <text:p text:style-name="P157"><text:span text:style-name="T158">Me</text:span><text:span text:style-name="T159">: So g</text:span><text:span text:style-name="T160">et rid of them?</text:span></text:p>
      <text:p text:style-name="P161"><text:span text:style-name="T162">Client</text:span><text:span text:style-name="T163">: Yes. Also, it doesn’t make much sense for me to be able to edit the set information directly from the catalogue. The set number isn’t going to just magically change.</text:span></text:p>
      <text:p text:style-name="P164"><text:span text:style-name="T165">Me</text:span><text:span text:style-name="T166">: So you want me to only include the information you’d<text:s/></text:span><text:span text:style-name="T167">manually enter.</text:span></text:p>
      <text:p text:style-name="P168"><text:span text:style-name="T169">Client</text:span><text:span text:style-name="T170">: I’d also like you to change the information being entered so that it includes the number of sets I have, the date I obtained them, and the price I purchased them at.</text:span></text:p>
      <text:p text:style-name="P171"><text:span text:style-name="T172">Me</text:span><text:span text:style-name="T173">: Got it. Would you like to also add the ability to put notes on</text:span><text:span text:style-name="T174"><text:s/>each set?</text:span></text:p>
      <text:p text:style-name="P175"><text:span text:style-name="T176">Client</text:span><text:span text:style-name="T177">: Hm? Yeah, that would be helpful. <text:s/></text:span></text:p>
      <text:p text:style-name="P178"><text:span text:style-name="T179">Me</text:span><text:span text:style-name="T180">: Okay, I got it. I think what I’ll do is that you can select a row on a table with all of the appropriate information. There’ll be two separate tables: one for your personal collection---</text:span></text:p>
      <text:p text:style-name="P181"><text:span text:style-name="T182">Client</text:span><text:span text:style-name="T183">: Wai</text:span><text:span text:style-name="T184">t, didn’t you say that multiple users could use this application? Shouldn’t you specify which user’s collection this is?</text:span></text:p>
      <text:p text:style-name="P185"><text:span text:style-name="T186">Me</text:span><text:span text:style-name="T187">: Oh yeah, you’re right. I’ll definitely add that. But back to my point---There will be two tables: one for your personal collection<text:s/></text:span><text:span text:style-name="T188">and one with all of the sets in the catalogue you gave me. When you click on a row in either table, you’ll be taken to another window where you can manually enter the date you bought the set, the purchase price, and any notes you want to take on it. Then,<text:s/></text:span><text:span text:style-name="T189">an entry for the set using the information provided from the row you clicked and the information you manually entered will be generated, and then added to the table.<text:s/></text:span></text:p>
      <text:soft-page-break/>
      <text:p text:style-name="P190"><text:span text:style-name="T191">Client</text:span><text:span text:style-name="T192">: Yes, that sounds much better---and a lot less work. Is the process the same for e</text:span><text:span text:style-name="T193">diting entries?</text:span></text:p>
      <text:p text:style-name="P194"><text:span text:style-name="T195">Me</text:span><text:span text:style-name="T196">: Yes, it is. However, you cannot edit any information taken from the catalogue table, only the information you manually entered.<text:s/></text:span></text:p>
      <text:p text:style-name="P197"><text:span text:style-name="T198">Client</text:span><text:span text:style-name="T199">: I see.<text:s/></text:span></text:p>
      <text:p text:style-name="P200"><text:span text:style-name="T201">Me:</text:span><text:span text:style-name="T202"><text:s/>Is there anything else that concerns you?<text:s/></text:span></text:p>
      <text:p text:style-name="P203"><text:span text:style-name="T204">Client:</text:span><text:span text:style-name="T205"><text:s/>Wouldn’t it be easier to just use a<text:s/></text:span><text:span text:style-name="T206">calendar to add the date you purchased an item? Instead of me having to manually type it in.</text:span></text:p>
      <text:p text:style-name="P207"><text:span text:style-name="T208">Me:<text:s/></text:span><text:span text:style-name="T209">That should be an easy fix. I’ll add it as soon as possible. <text:s/></text:span></text:p>
      <text:p text:style-name="P210"><text:span text:style-name="T211">Client:<text:s/></text:span><text:span text:style-name="T212">While we’re at it, why is the text so big? Can you shrink it? <text:s/></text:span></text:p>
      <text:p text:style-name="P213"><text:span text:style-name="T214">Me:</text:span><text:span text:style-name="T215"><text:s/>Yeah. What size font</text:span><text:span text:style-name="T216"><text:s/>do you want it?</text:span></text:p>
      <text:p text:style-name="P217"><text:span text:style-name="T218">Client:<text:s/></text:span><text:span text:style-name="T219">About size 12 or 14 font.<text:s/></text:span></text:p>
      <text:p text:style-name="P220"><text:span text:style-name="T221">Me</text:span><text:span text:style-name="T222">: Got it.</text:span></text:p>
      <text:p text:style-name="P223"><text:span text:style-name="T224">Me:<text:s/></text:span><text:span text:style-name="T225">Is there anything else?</text:span></text:p>
      <text:p text:style-name="P226"><text:span text:style-name="T227">Client</text:span><text:span text:style-name="T228">: No, I think that’s it.<text:s/></text:span></text:p>
      <text:p text:style-name="P229"/>
      <text:p text:style-name="P230">Intermediate Client Consultation #2</text:p>
      <text:p text:style-name="P231">[The following is a transcript of the third meeting with the client.]</text:p>
      <text:p text:style-name="P232"><text:span text:style-name="T233">Me</text:span><text:span text:style-name="T234">: Good<text:s/></text:span><text:span text:style-name="T235">afternoon. <text:s/></text:span></text:p>
      <text:p text:style-name="P236"><text:span text:style-name="T237">Client</text:span><text:span text:style-name="T238">: Good afternoon.<text:s/></text:span></text:p>
      <text:p text:style-name="P239"><text:span text:style-name="T240">Me</text:span><text:span text:style-name="T241">: Before I send the finished product to you, I’d like to know if you’d like any last-minute changes to the GUI.</text:span></text:p>
      <text:p text:style-name="P242"><text:span text:style-name="T243">Client</text:span><text:span text:style-name="T244">: Show it to me?</text:span></text:p>
      <text:p text:style-name="P245">[The client looks at the GUI program for several minutes.]</text:p>
      <text:p text:style-name="P246"><text:span text:style-name="T247">Client</text:span><text:span text:style-name="T248">: The layout for</text:span><text:span text:style-name="T249"><text:s/>adding entries a bit confusing. Could you maybe fit the table for adding entries on the same window as the options to manually fill in information? It’d be easier to process that way, instead of having to go through several windows.</text:span></text:p>
      <text:p text:style-name="P250"><text:span text:style-name="T251">Me</text:span><text:span text:style-name="T252">: That should be an<text:s/></text:span><text:span text:style-name="T253">easy enough fix.</text:span></text:p>
      <text:p text:style-name="P254"><text:span text:style-name="T255">Client</text:span><text:span text:style-name="T256">: Also, it’s not clear that you’re supposed to select a row to edit or delete an entry. Maybe an instruction for that?<text:s/></text:span></text:p>
      <text:p text:style-name="P257"><text:span text:style-name="T258">Me</text:span><text:span text:style-name="T259">: Alright.</text:span></text:p>
      <text:p text:style-name="P260"><text:span text:style-name="T261">Client</text:span><text:span text:style-name="T262">: Also, everything should be aligned as much as possible, or it looks really ugly. And make th</text:span><text:span text:style-name="T263">e font a bit smaller, it’s still too big.</text:span></text:p>
      <text:p text:style-name="P264"><text:span text:style-name="T265">Me</text:span><text:span text:style-name="T266">: Okay, got it. Like this?<text:s/></text:span></text:p>
      <text:p text:style-name="P267"><text:span text:style-name="T268">Client</text:span><text:span text:style-name="T269">: Yes, exactly. That’s perfect. It’s much cleaner now.<text:s/></text:span></text:p>
      <text:p text:style-name="P270"><text:span text:style-name="T271">Me</text:span><text:span text:style-name="T272">: Are there any other changes you wanted me to add?</text:span></text:p>
      <text:p text:style-name="P273"><text:span text:style-name="T274">Client</text:span><text:span text:style-name="T275">: No, it’s fine as is.<text:s/></text:span></text:p>
      <text:p text:style-name="P276"><text:span text:style-name="T277">Me</text:span><text:span text:style-name="T278">: Thank you. I’ll be sure to show yo</text:span><text:span text:style-name="T279">u the final product.</text:span></text:p>
      <text:soft-page-break/>
      <text:p text:style-name="P280"><text:span text:style-name="T281">Client</text:span><text:span text:style-name="T282">: I’ll look forward to it.<text:s/></text:span></text:p>
      <text:p text:style-name="P283"/>
      <text:soft-page-break/>
      <text:p text:style-name="P284">Final Client Consultation</text:p>
      <text:p text:style-name="P285">[The following is a transcription of the final meeting with the client.]</text:p>
      <text:p text:style-name="P286"><text:span text:style-name="T287">Me</text:span><text:span text:style-name="T288">: I’ve finished the program. Would you like to see it?</text:span></text:p>
      <text:p text:style-name="P289"><text:span text:style-name="T290">Client</text:span><text:span text:style-name="T291">:<text:s/></text:span><text:span text:style-name="T292">Yes, please.</text:span></text:p>
      <text:p text:style-name="P293">[I show the client the Start Menu.]</text:p>
      <text:p text:style-name="P294"><text:span text:style-name="T295">Client</text:span><text:span text:style-name="T296">: It’s very clean.</text:span></text:p>
      <text:p text:style-name="P297"><text:span text:style-name="T298">Me</text:span><text:span text:style-name="T299">: Thank you. Now, if you click here, you can log into an account.<text:s/></text:span></text:p>
      <text:p text:style-name="P300">[I use a username and password used for testing to log into the program. A view window with all of the sets in that test user’s collection is displayed.]</text:p>
      <text:p text:style-name="P301">Client: Woah, that’s cool.<text:s/></text:p>
      <text:p text:style-name="P302">Me: Since you’re a new user, you won’t be able to log in unless you make an account. Let me log out.<text:s/></text:p>
      <text:p text:style-name="P303">[I click the “Log Out” button and go back to the Start Menu.]</text:p>
      <text:p text:style-name="P304">Me: Now, if you<text:s/>click here, you can create an account. <text:s/></text:p>
      <text:p text:style-name="P305">[The client clicks the “Create Account” button.]</text:p>
      <text:p text:style-name="P306"><text:span text:style-name="T307">Me</text:span><text:span text:style-name="T308">: When you create an account, you have to put in your first and last names, username, and password. The username has to be unique, and the password has to be at lea</text:span><text:span text:style-name="T309">st 8 characters. The program will show an error message otherwise. <text:s/></text:span></text:p>
      <text:p text:style-name="P310"><text:span text:style-name="T311">Client</text:span><text:span text:style-name="T312">: I see.</text:span></text:p>
      <text:p text:style-name="P313">[The client goes through the process of creating their account, and are taken to the View Window window.]</text:p>
      <text:p text:style-name="P314"><text:span text:style-name="T315">Client</text:span><text:span text:style-name="T316">: I was able to create an account. But there’s nothing in th</text:span><text:span text:style-name="T317">e table…</text:span></text:p>
      <text:soft-page-break/>
      <text:p text:style-name="P318"><text:span text:style-name="T319">Me:<text:s/></text:span><text:span text:style-name="T320">Well, you haven’t added any sets to your collection yet. If you click here, you can add one.<text:s/></text:span><text:span text:style-name="T321"><text:s/>[The client clicks on the “Add Entry” button, which takes them to the Add Entry window.]</text:span></text:p>
      <text:p text:style-name="P322"><text:span text:style-name="T323">Client</text:span><text:span text:style-name="T324">: This is the catalogue of LEGO sets?</text:span></text:p>
      <text:p text:style-name="P325"><text:span text:style-name="T326">Me</text:span><text:span text:style-name="T327">: Yes.<text:s/></text:span></text:p>
      <text:p text:style-name="P328"><text:span text:style-name="T329">Client</text:span><text:span text:style-name="T330">: Is this the latest version?</text:span></text:p>
      <text:p text:style-name="P331"><text:span text:style-name="T332">Me</text:span><text:span text:style-name="T333">: Yeah?</text:span><text:span text:style-name="T334"><text:line-break/></text:span><text:span text:style-name="T335">Client</text:span><text:span text:style-name="T336">: Can it be updated?<text:s/></text:span></text:p>
      <text:p text:style-name="P337"><text:span text:style-name="T338">Me</text:span><text:span text:style-name="T339">: If it’s downloaded from the original website, yeah.<text:s/></text:span></text:p>
      <text:p text:style-name="P340"><text:span text:style-name="T341">Client</text:span><text:span text:style-name="T342">: You should add something that lets me update the LEGO catalogue. Otherwise any newer sets won’t be able to be added to the<text:s/></text:span><text:span text:style-name="T343">database.<text:s/></text:span></text:p>
      <text:p text:style-name="P344"><text:span text:style-name="T345">Me</text:span><text:span text:style-name="T346">: I’ll keep that in mind. Now, if you enter a keyword here, in the search bar, you can filter them out based on the set name.<text:s/></text:span></text:p>
      <text:p text:style-name="P347">[The client enters a keyword and filters the sets out.]</text:p>
      <text:p text:style-name="P348"><text:span text:style-name="T349">Client:</text:span><text:span text:style-name="T350"><text:s/>Oh, that’s cool. It would still be easier to<text:s/></text:span><text:span text:style-name="T351">sort by theme category, though.<text:s/></text:span></text:p>
      <text:p text:style-name="P352"><text:span text:style-name="T353">Me</text:span><text:span text:style-name="T354">: I’ll keep that in mind. You can also filter the results by the column headers. And when you manually input information like the quantity, you can’t leave anything blank. Otherwise the program will throw an error. Well,<text:s/></text:span><text:span text:style-name="T355">you can leave the notes blank; they’re not necessary to write down.<text:s/></text:span></text:p>
      <text:p text:style-name="P356"><text:span text:style-name="T357">Client</text:span><text:span text:style-name="T358">: I see.<text:s/></text:span></text:p>
      <text:p text:style-name="P359">[The client finishes adding an entry. They are taken back to the View Window, where their newly added set is displayed.]</text:p>
      <text:p text:style-name="P360"><text:span text:style-name="T361">Client</text:span><text:span text:style-name="T362">: I now have a set in my collection. That’s<text:s/></text:span><text:span text:style-name="T363">pretty neat.<text:s/></text:span></text:p>
      <text:soft-page-break/>
      <text:p text:style-name="P364"><text:span text:style-name="T365">Me</text:span><text:span text:style-name="T366">: Now, if you click on the Edit Entry button, you can edit information about that set.<text:s/></text:span></text:p>
      <text:p text:style-name="P367">[The client clicks on the Edit Entry button, only for an error message to pop up.]</text:p>
      <text:p text:style-name="P368">Me: I forgot to mention this, but you need to select a set in order to edit or delete it. Otherwise an error will pop up.<text:s/></text:p>
      <text:p text:style-name="P369">The client clicks on I show the client the Edit Entry process. When I click Save, the View Window is displayed with the edits.]</text:p>
      <text:p text:style-name="P370"><text:span text:style-name="T371">Client</text:span><text:span text:style-name="T372">: Oh, the changes saved.<text:s/></text:span></text:p>
      <text:p text:style-name="P373"><text:span text:style-name="T374">Me</text:span><text:span text:style-name="T375">: Yeah. Now, let’s add another set.<text:s/></text:span></text:p>
      <text:p text:style-name="P376">[The client adds another set to their collection.]</text:p>
      <text:p text:style-name="P377"><text:span text:style-name="T378">Me</text:span><text:span text:style-name="T379">: By the way, you can also search for specific sets by name, or filter them by the column headers.<text:s/></text:span></text:p>
      <text:p text:style-name="P380"><text:span text:style-name="T381">Client:</text:span><text:span text:style-name="T382"><text:s/>It’s very convenient, but I’d still like the ability to sort by the theme categories.</text:span></text:p>
      <text:p text:style-name="P383"><text:span text:style-name="T384">Me:</text:span><text:span text:style-name="T385"><text:s/>Now,<text:s/></text:span><text:span text:style-name="T386">if you click on one of these sets, and then click the Delete Entry button, you’ll see this pop-up window here. If you click “Yes”, the set will be deleted from the collection. If you click “No”, the pop-up window will go away and nothing will happen.<text:s/></text:span></text:p>
      <text:p text:style-name="P387">[The<text:s/>client clicks “Yes”. The selected set is deleted.]</text:p>
      <text:p text:style-name="P388"><text:span text:style-name="T389">Client</text:span><text:span text:style-name="T390">: It looks like that set is no longer in my collection.</text:span></text:p>
      <text:p text:style-name="P391"><text:span text:style-name="T392">Me</text:span><text:span text:style-name="T393">: Yup. Now, if you log out and log back in, you’ll see that your collection has been saved.</text:span></text:p>
      <text:p text:style-name="P394">[The client logs out of their account, and then<text:s/>logs in from the Start Menu. They are taken back to the View Window.]</text:p>
      <text:p text:style-name="P395"><text:span text:style-name="T396">Client</text:span><text:span text:style-name="T397">: My collection was saved. Does it save automatically?</text:span></text:p>
      <text:soft-page-break/>
      <text:p text:style-name="P398"><text:span text:style-name="T399">Me</text:span><text:span text:style-name="T400">: Yes. It also doesn’t interfere with another account’s collection. Here, log out and let me log in using the account I use</text:span><text:span text:style-name="T401">d earlier.<text:s/></text:span></text:p>
      <text:p text:style-name="P402">[The client logs out of their account. I input the test user’s login information, and the program takes me to the View Window.]</text:p>
      <text:p text:style-name="P403"><text:span text:style-name="T404">Me</text:span><text:span text:style-name="T405">: As you can see, your collection doesn’t interfere with others.</text:span></text:p>
      <text:p text:style-name="P406"><text:span text:style-name="T407">Client</text:span><text:span text:style-name="T408">:<text:s/></text:span><text:span text:style-name="T409">Can you add a set and log out? I want<text:s/></text:span><text:span text:style-name="T410">to see if adding it will interfere with my account.</text:span></text:p>
      <text:p text:style-name="P411"><text:span text:style-name="T412">Me</text:span><text:span text:style-name="T413">: Oh, sure.</text:span></text:p>
      <text:p text:style-name="P414">[I add a set to the test user’s collection, then log out. I let the client input their account information, and look at the View Window.]</text:p>
      <text:p text:style-name="P415"><text:span text:style-name="T416">Client</text:span><text:span text:style-name="T417">: Looks like it saved the correct information<text:s/></text:span><text:span text:style-name="T418">to the correct account.<text:s/></text:span></text:p>
      <text:p text:style-name="P419"><text:span text:style-name="T420">Me</text:span><text:span text:style-name="T421">: Yup.<text:s/></text:span></text:p>
      <text:p text:style-name="P422"><text:span text:style-name="T423">Client</text:span><text:span text:style-name="T424">: This GUI’s pretty nice. I’m satisfied with it, but it’d be nice if you could add the features I requested.</text:span></text:p>
      <text:p text:style-name="P425"><text:span text:style-name="T426">Me</text:span><text:span text:style-name="T427">: I’ll keep that in mind. Is there anything else?</text:span></text:p>
      <text:p text:style-name="P428"><text:span text:style-name="T429">Client</text:span><text:span text:style-name="T430">: No, not in particular. I’m good.</text:span></text:p>
      <text:p text:style-name="P431"><text:span text:style-name="T432">Me</text:span><text:span text:style-name="T433">: Oh. Thank</text:span><text:span text:style-name="T434"><text:s/>you so much for letting me help you.</text:span></text:p>
      <text:p text:style-name="P435"><text:span text:style-name="T436">Client</text:span><text:span text:style-name="T437">: No problem. I appreciate your help.<text:s/></text:span></text:p>
      <text:p text:style-name="P438"/>
      <text:p text:style-name="P439"/>
      <text:p text:style-name="P440"/>
      <text:p text:style-name="P441"/>
      <text:p text:style-name="P4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tandard" style:display-name="Standard" style:family="paragraph">
      <style:paragraph-properties fo:margin-bottom="0.1388in"/>
      <style:text-properties style:font-name="Calibri" style:font-name-asian="Calibri" style:font-name-complex="Calibri" style:letter-kerning="true" fo:language="en" fo:country="GB" style:language-asian="zh" style:country-asian="CN" fo:hyphenate="fals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eruisa CatSi</dc:creator>
    <meta:creation-date>2021-11-10T21:21:00Z</meta:creation-date>
    <dc:date>2021-11-18T00:58:00Z</dc:date>
    <meta:print-date>2021-11-02T19:58:00Z</meta:print-date>
    <meta:template xlink:href="Normal.dotm" xlink:type="simple"/>
    <meta:editing-cycles>13</meta:editing-cycles>
    <meta:editing-duration>PT7140S</meta:editing-duration>
    <meta:document-statistic meta:page-count="12" meta:paragraph-count="25" meta:word-count="1904" meta:character-count="12737" meta:row-count="90" meta:non-whitespace-character-count="10858"/>
  </office:meta>
</office:document-meta>
</file>